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rsid="001167bb" officeooo:paragraph-rsid="001167bb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29d8b" officeooo:paragraph-rsid="00129d8b" style:font-size-asian="10pt" style:font-size-complex="10pt"/>
    </style:style>
    <style:style style:name="P4" style:family="paragraph" style:parent-style-name="Standard">
      <style:text-properties fo:font-size="10pt" officeooo:rsid="00148be5" officeooo:paragraph-rsid="00157e94" style:font-size-asian="8.75pt" style:font-size-complex="10pt"/>
    </style:style>
    <style:style style:name="P5" style:family="paragraph" style:parent-style-name="Standard">
      <style:text-properties fo:font-size="10pt" fo:font-weight="bold" officeooo:rsid="00148be5" officeooo:paragraph-rsid="00148be5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5e4f5" officeooo:paragraph-rsid="001ab15d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font-style="normal" officeooo:rsid="00148be5" officeooo:paragraph-rsid="00148be5" style:font-size-asian="8.75pt" style:font-style-asian="normal" style:font-size-complex="10pt" style:font-style-complex="normal"/>
    </style:style>
    <style:style style:name="P8" style:family="paragraph" style:parent-style-name="Standard">
      <style:text-properties fo:font-size="10pt" fo:font-style="normal" officeooo:rsid="00148be5" officeooo:paragraph-rsid="00157e94" style:font-size-asian="8.75pt" style:font-style-asian="normal" style:font-size-complex="10pt" style:font-style-complex="normal"/>
    </style:style>
    <style:style style:name="P9" style:family="paragraph" style:parent-style-name="Standard">
      <style:text-properties fo:font-size="10pt" fo:font-style="normal" fo:font-weight="normal" officeooo:rsid="00148be5" officeooo:paragraph-rsid="00148be5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fo:font-style="normal" fo:font-weight="normal" officeooo:rsid="00157e94" officeooo:paragraph-rsid="00148be5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0pt" fo:font-style="normal" fo:font-weight="normal" officeooo:rsid="00157e94" officeooo:paragraph-rsid="00157e94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ize="10pt" fo:font-style="normal" style:text-underline-style="none" fo:font-weight="normal" officeooo:rsid="0016f639" officeooo:paragraph-rsid="0015e4f5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font-size="10pt" fo:font-style="normal" style:text-underline-style="none" fo:font-weight="normal" officeooo:rsid="0017f493" officeooo:paragraph-rsid="0017f493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font-size="10pt" fo:font-style="normal" style:text-underline-style="none" fo:font-weight="normal" officeooo:rsid="001d78ce" officeooo:paragraph-rsid="001d78ce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officeooo:rsid="00147ef5" officeooo:paragraph-rsid="00147ef5" style:font-size-asian="12.25pt" style:font-size-complex="14pt"/>
    </style:style>
    <style:style style:name="P16" style:family="paragraph" style:parent-style-name="Standard">
      <style:text-properties fo:font-size="14pt" fo:font-style="normal" fo:font-weight="bold" officeooo:rsid="00148be5" officeooo:paragraph-rsid="00148be5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57e94" officeooo:paragraph-rsid="00157e9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style:text-underline-style="none" fo:font-weight="bold" officeooo:rsid="0017f493" officeooo:paragraph-rsid="0017f49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8pt" officeooo:rsid="00148be5" officeooo:paragraph-rsid="00148be5" style:font-size-asian="15.75pt" style:font-size-complex="18pt"/>
    </style:style>
    <style:style style:name="P20" style:family="paragraph" style:parent-style-name="Standard">
      <style:text-properties fo:font-size="18pt" fo:font-weight="bold" officeooo:rsid="00148be5" officeooo:paragraph-rsid="0017f493" style:font-size-asian="15.75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ebec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6f639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9793d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57e94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57e9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9793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6f639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7f49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83864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9793d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ab15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e863e" style:font-style-asian="normal" style:font-weight-asian="normal" style:font-style-complex="normal" style:font-weight-complex="normal"/>
    </style:style>
    <style:style style:name="T18" style:family="text">
      <style:text-properties officeooo:rsid="001deb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el Gould</text:p>
      <text:p text:style-name="P3">2/24/18</text:p>
      <text:p text:style-name="P3">CS-506</text:p>
      <text:p text:style-name="P3"/>
      <text:p text:style-name="P15">Module 6: Program 1: Insertion Sort</text:p>
      <text:p text:style-name="P1"/>
      <text:p text:style-name="P1">#include &lt;stdio.h&gt;</text:p>
      <text:p text:style-name="P1">#include &lt;stdlib.h&gt;</text:p>
      <text:p text:style-name="P1">#include &lt;time.h&gt;</text:p>
      <text:p text:style-name="P1"/>
      <text:p text:style-name="P1">int COMPCOUNT = 0;</text:p>
      <text:p text:style-name="P1"/>
      <text:p text:style-name="P1">int smaller(int *A, int i, int j){</text:p>
      <text:p text:style-name="P1"><text:tab/>if(A[j] &lt; A[j-1])</text:p>
      <text:p text:style-name="P1"><text:tab/><text:tab/>COMPCOUNT++;</text:p>
      <text:p text:style-name="P1"><text:tab/>return (A[j] &lt; A[j-1]);</text:p>
      <text:p text:style-name="P1">}</text:p>
      <text:p text:style-name="P1"/>
      <text:p text:style-name="P1">int main(int argc, char *argv[]){</text:p>
      <text:p text:style-name="P1"/>
      <text:p text:style-name="P1"><text:tab/>int input[atoi(argv[1])];</text:p>
      <text:p text:style-name="P1"><text:tab/>int arrayLength = atoi(argv[1]);</text:p>
      <text:p text:style-name="P1"><text:tab/>int i, j, temp, init;</text:p>
      <text:p text:style-name="P1"><text:tab/>srand(time(NULL));</text:p>
      <text:p text:style-name="P1"><text:tab/></text:p>
      <text:p text:style-name="P1"><text:tab/>//WORST INPUT</text:p>
      <text:p text:style-name="P1"><text:tab/>//for(init = 0; init &lt;= arrayLength; init++)</text:p>
      <text:p text:style-name="P1"><text:tab/>//<text:tab/>input[init] = arrayLength - init;</text:p>
      <text:p text:style-name="P1"/>
      <text:p text:style-name="P1"><text:tab/>//BEST INPUT</text:p>
      <text:p text:style-name="P1"><text:tab/>//for(init = 0; init &lt;= arrayLength; init++)</text:p>
      <text:p text:style-name="P1"><text:tab/>//<text:tab/>input[init] = init;</text:p>
      <text:p text:style-name="P1"/>
      <text:p text:style-name="P1"><text:tab/>//RANDOM INPUT</text:p>
      <text:p text:style-name="P1"><text:tab/>for(init = 0; init &lt;= arrayLength; init++)</text:p>
      <text:p text:style-name="P1"><text:tab/><text:tab/>input[init] = rand() % 10 + 1;</text:p>
      <text:p text:style-name="P1"><text:tab/></text:p>
      <text:p text:style-name="P1"><text:tab/>printf("Size of sample:%d\n", arrayLength );</text:p>
      <text:p text:style-name="P1"><text:tab/>printf("Array before sorting: ");</text:p>
      <text:p text:style-name="P1"><text:tab/>for(i=0; i &lt; arrayLength; i++)</text:p>
      <text:p text:style-name="P1"><text:tab/><text:tab/>printf("%d ", input[i]);</text:p>
      <text:p text:style-name="P1"/>
      <text:p text:style-name="P1"><text:tab/>for(i = 1; i &lt; arrayLength; i++){</text:p>
      <text:p text:style-name="P1"><text:tab/><text:tab/>j = i;</text:p>
      <text:p text:style-name="P1"><text:tab/><text:tab/>while(j &gt; 0 &amp;&amp; smaller(input, i, j)){</text:p>
      <text:p text:style-name="P1"><text:tab/><text:tab/><text:tab/><text:tab/>temp = input[j];</text:p>
      <text:p text:style-name="P1"><text:tab/><text:tab/><text:tab/><text:tab/>input[j] = input[j-1];</text:p>
      <text:p text:style-name="P1"><text:tab/><text:tab/><text:tab/><text:tab/>input[j-1] = temp;</text:p>
      <text:p text:style-name="P1"><text:tab/><text:tab/>j--;</text:p>
      <text:p text:style-name="P1"><text:tab/><text:tab/>}</text:p>
      <text:p text:style-name="P1"><text:tab/>}</text:p>
      <text:p text:style-name="P1"><text:tab/>printf("Array after sorting: " );</text:p>
      <text:p text:style-name="P1"><text:tab/>for(i=0; i &lt; arrayLength; i++)</text:p>
      <text:p text:style-name="P1"><text:tab/><text:tab/>printf("%d ", input[i]);</text:p>
      <text:p text:style-name="P1"><text:tab/>printf("Number of swaps:%d\n", COMPCOUNT );</text:p>
      <text:p text:style-name="P1">}</text:p>
      <text:p text:style-name="P1"/>
      <text:p text:style-name="P1"/>
      <text:p text:style-name="P19"><text:soft-page-break/>1. Small Array Size, <text:span text:style-name="T1"><text:s/>n</text:span><text:span text:style-name="T6"> = 32:</text:span></text:p>
      <text:p text:style-name="P7"/>
      <text:p text:style-name="P16">Worst Case:</text:p>
      <text:p text:style-name="P7"/>
      <text:p text:style-name="P7">Size of Sample: 32</text:p>
      <text:p text:style-name="P7">Array before sorting: 32,31,30,29,28,27,26,25,24,23,22,21,20,19,18,17,16,15,14,13,12,11,10,9,8,7,6,5,4,3,2,1</text:p>
      <text:p text:style-name="P7">Array after sorting: 1,2,3,4,5,6,7,8,9,10,11,12,13,14,15,16,17,18,19,20,21,22,23,24,25,26,27,28,29,30,31,32</text:p>
      <text:p text:style-name="P7">Number of swaps: 496</text:p>
      <text:p text:style-name="P7"/>
      <text:p text:style-name="P16">Best Case:</text:p>
      <text:p text:style-name="P9"/>
      <text:p text:style-name="P9">Size of Sample: 32</text:p>
      <text:p text:style-name="P9">Array before sorting: 1,2,3,4,5,6,7,8,9,10,11,12,13,14,15,16,17,18,19,20,21,22,23,24,25,26,27,28,29,30,31,32</text:p>
      <text:p text:style-name="P9">Array after sorting: 1,2,3,4,5,6,7,8,9,10,11,12,13,14,15,16,17,18,19,20,21,22,23,24,25,26,27,28,29,30,31,32</text:p>
      <text:p text:style-name="P5"><text:span text:style-name="T8">Number of swaps: </text:span><text:span text:style-name="T9">0</text:span></text:p>
      <text:p text:style-name="P10"/>
      <text:p text:style-name="P17">Random Case:</text:p>
      <text:p text:style-name="P11"/>
      <text:p text:style-name="P8">Size of Sample: 32</text:p>
      <text:p text:style-name="P4"><text:span text:style-name="T6">Array before sorting: </text:span><text:span text:style-name="T7">4,9,1,2,4,5,5,9,10,6,8,4,2,5,8,7,10,10,7,1,9,5,3,8,7,4,3,1,3,3,5,9</text:span></text:p>
      <text:p text:style-name="P4"><text:span text:style-name="T6">Array after sorting: </text:span><text:span text:style-name="T7">1,1,1,2,2,3,3,3,3,4,4,4,4,5,5,5,5,5,6,7,7,7,8,8,8,9,9,9,9,10,10,10</text:span></text:p>
      <text:p text:style-name="P11">Number of swaps: 236</text:p>
      <text:p text:style-name="P11"/>
      <text:p text:style-name="P6"><text:span text:style-name="T10">Theoretical w</text:span><text:span text:style-name="T8">orst case scenario = (</text:span><text:span text:style-name="T3">n</text:span><text:span text:style-name="T11">^2 – </text:span><text:span text:style-name="T3">n</text:span><text:span text:style-name="T11">)/2, </text:span><text:span text:style-name="T15">using above input size of 32 </text:span><text:span text:style-name="T17">with worst case data yields</text:span><text:span text:style-name="T11"> (32^2 – 32)/2 = </text:span><text:span text:style-name="T14">496. <text:s/></text:span><text:span text:style-name="T15">The number of key comparisons does in fact equal that of the theoretical values in regards to this outlying case. <text:s/>In regards to the average case scenario, with the given equation (</text:span><text:span text:style-name="T5">n</text:span><text:span text:style-name="T15">^2 – n)/4, we find that with an input size of (32, 32^2 – 32)/4 = </text:span><text:span text:style-name="T16">248. <text:s/>While this number does not have the same satisfying exacting equivalence as the worst case scenario, the pseudo-random nature of the inputs provided by a pseudo-random number generator may in particular cases provide segments of “optimized” input, that would be more likened to that of the best case. <text:s/>This means that running the program several times will provide different answers, but all those COMPCOUNT totals will average to that of the average case equation <text:s/>(</text:span><text:span text:style-name="T5">n</text:span><text:span text:style-name="T15">^2 – n)/4.</text:span></text:p>
      <text:p text:style-name="P12"/>
      <text:p text:style-name="P20"><text:span text:style-name="T13">2</text:span><text:span text:style-name="T12">. </text:span><text:span text:style-name="T13">Increasing</text:span><text:span text:style-name="T12"> Array Size, </text:span><text:span text:style-name="T4"><text:s/>n</text:span><text:span text:style-name="T12"> = </text:span><text:span text:style-name="T13">100, </text:span><text:span text:style-name="T4">n</text:span><text:span text:style-name="T12"> = </text:span><text:span text:style-name="T13">1000, </text:span><text:span text:style-name="T4">n</text:span><text:span text:style-name="T12"> = </text:span><text:span text:style-name="T13">10000</text:span></text:p>
      <text:p text:style-name="P13"/>
      <text:p text:style-name="P18">n = 100:</text:p>
      <text:p text:style-name="P13"/>
      <text:p text:style-name="P13">Size of sample: 100</text:p>
      <text:p text:style-name="P13">Number of swaps: 2616</text:p>
      <text:p text:style-name="P13"/>
      <text:p text:style-name="P18">n = 1000:</text:p>
      <text:p text:style-name="P13"/>
      <text:p text:style-name="P13">Size of sample: 1000</text:p>
      <text:p text:style-name="P13">Number of swaps: 254195</text:p>
      <text:p text:style-name="P13"/>
      <text:p text:style-name="P18">n = 10000:</text:p>
      <text:p text:style-name="P13"/>
      <text:p text:style-name="P13">Size of sample: 10000</text:p>
      <text:p text:style-name="P13">Number of swaps: 25010466</text:p>
      <text:p text:style-name="P13"/>
      <text:p text:style-name="P14">The number of key-comparisons does in fact show O(n^2) performance, again with varying degrees of error. <text:s/>This can be accounted for because of the pseudo-random nature of the inputs, but otherwise the comparison for each falls within a 3% error margin. <text:s/>Notably, as the sample size gets larger, the corresponding margins of error fall to drastically smaller numbers as well, this can be seen in a comparison of the 1000 and 10000 data sets, which have a 1.6% margin of error. <text:span text:style-name="T18">The one constant found in all of these equations is that of the </text:span><text:span text:style-name="T2">n</text:span><text:span text:style-name="T18">, which represents the sample size for the s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11:08.831934541</meta:creation-date>
    <dc:date>2018-02-26T00:09:18.769407964</dc:date>
    <meta:editing-duration>PT42M17S</meta:editing-duration>
    <meta:editing-cycles>9</meta:editing-cycles>
    <meta:generator>LibreOffice/5.4.5.1$Linux_X86_64 LibreOffice_project/40$Build-1</meta:generator>
    <meta:document-statistic meta:table-count="0" meta:image-count="0" meta:object-count="0" meta:page-count="2" meta:paragraph-count="75" meta:word-count="517" meta:character-count="3495" meta:non-whitespace-character-count="2986"/>
  </office:meta>
</office:document-meta>
</file>